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style:font-name="Lucida Sans" fo:font-size="14pt" style:font-size-asian="14pt" style:font-size-complex="14pt"/>
    </style:style>
    <style:style style:name="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2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28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9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0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2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3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4" style:family="text">
      <style:text-properties fo:color="#221f1f" style:text-position="-5% 100%" fo:font-size="9pt" style:text-underline-style="none" style:font-size-asian="9pt" style:font-size-complex="9pt"/>
    </style:style>
    <style:style style:name="T15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fo:color="#221f1f" fo:letter-spacing="-0.007cm" fo:font-style="normal" style:font-style-asian="normal" style:font-style-complex="normal"/>
    </style:style>
    <style:style style:name="T20" style:family="text">
      <style:text-properties fo:color="#221f1f" fo:font-size="8pt" fo:letter-spacing="-0.007cm" style:font-size-asian="8pt" style:font-size-complex="8pt"/>
    </style:style>
    <style:style style:name="T21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letter-spacing="-0.007cm" fo:font-weight="bold" style:font-weight-asian="bold" style:font-weight-complex="bold"/>
    </style:style>
    <style:style style:name="T25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7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letter-spacing="0.004cm" style:text-underline-style="none" officeooo:rsid="0048ba0b"/>
    </style:style>
    <style:style style:name="T38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fo:color="#000000" style:text-position="-5% 100%" fo:font-size="7pt" fo:letter-spacing="0.004cm" fo:font-style="normal" fo:font-weight="normal" officeooo:rsid="0097b600" style:font-size-asian="7pt" style:font-style-asian="normal" style:font-weight-asian="normal" style:font-size-complex="7pt" style:font-style-complex="normal" style:font-weight-complex="normal"/>
    </style:style>
    <style:style style:name="T45" style:family="text">
      <style:text-properties fo:font-size="6pt" style:font-size-asian="6pt" style:font-size-complex="6pt"/>
    </style:style>
    <style:style style:name="T46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48" style:family="text">
      <style:text-properties fo:font-size="8pt" fo:font-weight="bold" style:font-size-asian="8pt" style:font-weight-asian="bold" style:font-size-complex="8pt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53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40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/>
          </table:table-cell>
          <table:table-cell table:style-name="Tabla3.A2" office:value-type="string">
            <text:p text:style-name="P43"><text:span text:style-name="T49"><text:text-input text:description="&lt;if test=&quot;o.internal&quot;&gt;">?</text:text-input></text:span><text:span text:style-name="T49"><text:text-input text:description="&lt;formatLang(line.qty_done)&gt;">25,45</text:text-input></text:span><text:s/><text:span text:style-name="T49"><text:text-input text:description="&lt;line.product_uom_id.name&gt;">kgs.</text:text-input></text:span><text:span text:style-name="T49"><text:text-input text:description="&lt;/if&gt;">/</text:text-input></text:span><text:span text:style-name="T49"><text:s/></text:span><text:span text:style-name="T49"><text:text-input text:description="&lt;if test=&quot;not o.internal&quot;&gt;">!?</text:text-input></text:span><text:span text:style-name="T49"><text:text-input text:description="&lt;formatLang(line.product_uom_id.factor_inv*line.qty_done)&gt;">cant</text:text-input></text:span><text:span text:style-name="T49"><text:text-input text:description="&lt;/if&gt;">/</text:text-input></text:span></text:p>
          </table:table-cell>
          <table:table-cell table:style-name="Tabla3.A2" office:value-type="string">
            <text:p text:style-name="P38"><text:span text:style-name="T36"><text:text-input text:description="&lt;if test=&quot;o.internal&quot;&gt;">int?</text:text-input></text:span><text:text-input text:description="&lt;line.product_id.description_picking&gt;">prod interno</text:text-input><text:span text:style-name="T35"><text:text-input text:description="&lt;/if&gt;">/if</text:text-input></text:span><text:span text:style-name="T35"><text:text-input text:description="&lt;if test=&quot;not o.internal&quot;&gt;">!int?</text:text-input></text:span><text:text-input text:description="&lt;line.client_description&gt;">prod normal</text:text-input><text:span text:style-name="T35"><text:text-input text:description="&lt;/if&gt;">/if</text:text-input></text:span><text:span text:style-name="T47"><text:text-input text:description="&lt;if test=&quot;line.lot_id.name&quot;&gt;">lot</text:text-input></text:span>-<text:span text:style-name="T51"> </text:span><text:span text:style-name="T52"><text:text-input text:description="&lt;&quot;Lote %s&quot; % (line.lot_id.get_attributes(line.product_id,internal=False) or &quot;&quot;)&gt;">Lote 00036 (Colada=5132)</text:text-input></text:span><text:span text:style-name="T46"><text:text-input text:description="&lt;/if&gt;">/if</text:text-input></text:span></text:p>
          </table:table-cell>
          <table:table-cell table:style-name="Tabla3.A2" office:value-type="string">
            <text:p text:style-name="P44"><text:span text:style-name="T38"><text:text-input text:description="&lt;if test=&quot;o.internal&quot;&gt;">?</text:text-input></text:span><text:span text:style-name="T53"><text:text-input text:description="&lt;formatLang(line.product_weight*line.qty_done)&gt;">999,99</text:text-input></text:span><text:span text:style-name="T38"><text:text-input text:description="&lt;/if&gt;">/</text:text-input></text:span></text:p>
            <text:p text:style-name="P41"><text:span text:style-name="T39"><text:text-input text:description="&lt;if test=&quot;not o.internal&quot;&gt;">!?</text:text-input></text:span><text:span text:style-name="T43"><text:text-input text:description="&lt;formatLang(int(line.qty_done))&gt;">25,45</text:text-input></text:span><text:span text:style-name="T40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4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404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19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6" style:family="text">
      <style:text-properties fo:color="#221f1f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19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font-size="9pt" style:text-underline-style="none" style:font-size-asian="9pt" style:font-size-complex="9pt"/>
    </style:style>
    <style:style style:name="MT22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3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4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5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font-size="6pt" style:font-size-asian="6pt" style:font-size-complex="6pt"/>
    </style:style>
    <style:style style:name="MT27" style:family="text">
      <style:text-properties fo:font-size="8pt" fo:font-weight="bold" style:font-size-asian="8pt" style:font-weight-asian="bold" style:font-size-complex="8pt" style:font-weight-complex="bold"/>
    </style:style>
    <style:style style:name="M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0" style:family="text">
      <style:text-properties fo:color="#000000" style:text-position="-5% 100%" fo:letter-spacing="0.004cm" style:text-underline-style="none" officeooo:rsid="0048ba0b"/>
    </style:style>
    <style:style style:name="MT31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font-weight="normal" style:font-weight-asian="normal" style:font-weight-complex="normal"/>
    </style:style>
    <style:style style:name="MT34" style:family="text">
      <style:text-properties fo:color="#221f1f" fo:font-size="8pt" fo:letter-spacing="-0.007cm" style:font-size-asian="8pt" style:font-size-complex="8pt"/>
    </style:style>
    <style:style style:name="MT3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38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4"><text:text-input text:description="&lt;if test=&quot;o.internal&quot;&gt;">int?</text:text-input></text:p>
              <text:p text:style-name="MP15"><text:span text:style-name="MT8">Sr./es.: </text:span><text:span text:style-name="MT9"><text:text-input text:description="&lt;o.location_dest_id.get_warehouse().name&gt;">nombre tercero</text:text-input></text:span></text:p>
              <text:p text:style-name="MP16"><text:span text:style-name="MT10">Direcci</text:span><text:span text:style-name="MT11">ó</text:span><text:span text:style-name="MT10">n: </text:span><text:span text:style-name="MT12"><text:placeholder text:placeholder-type="text">&lt;o.location_dest_id.get_warehouse().partner_id.street&gt;</text:placeholder></text:span><text:span text:style-name="MT12"><text:s/></text:span><text:span text:style-name="MT13">(</text:span><text:span text:style-name="MT12"><text:placeholder text:placeholder-type="text">&lt;o.location_dest_id.get_warehouse().partner_id.zip&gt;</text:placeholder></text:span><text:span text:style-name="MT13">)</text:span></text:p>
              <text:p text:style-name="MP17"><text:placeholder text:placeholder-type="text">&lt;o.location_dest_id.get_warehouse().partner_id.city&gt;</text:placeholder></text:p>
              <text:p text:style-name="MP18"><text:span text:style-name="MT14"><text:placeholder text:placeholder-type="text">&lt;o.location_dest_id.get_warehouse().partner_id.state_id.name&gt;</text:placeholder></text:span><text:span text:style-name="MT15"><text:text-input text:description="&lt;/if&gt;">/if</text:text-input></text:span></text:p>
              <text:p text:style-name="MP19"><text:text-input text:description="&lt;if test=&quot;not o.internal&quot;&gt;">!int?</text:text-input></text:p>
              <text:p text:style-name="MP20"><text:span text:style-name="MT3">Cliente</text:span><text:span text:style-name="MT2">:</text:span><text:span text:style-name="MT16"> </text:span><text:span text:style-name="MT17"><text:placeholder text:placeholder-type="text">&lt;o.partner_id.commercial_partner_id.name&gt;</text:placeholder></text:span></text:p>
              <text:p text:style-name="MP21"><text:span text:style-name="MT18">Dirección</text:span><text:span text:style-name="MT19">:</text:span><text:span text:style-name="MT20"> </text:span><text:span text:style-name="MT21"><text:placeholder text:placeholder-type="text">&lt;o.partner_id.street&gt;</text:placeholder></text:span><text:span text:style-name="MT21"><text:s/></text:span><text:span text:style-name="MT22">(</text:span><text:span text:style-name="MT22"><text:placeholder text:placeholder-type="text">&lt;o.partner_id.zip&gt;</text:placeholder></text:span><text:span text:style-name="MT22">)</text:span></text:p>
              <text:p text:style-name="MP22"><text:placeholder text:placeholder-type="text">&lt;o.partner_id.city&gt;</text:placeholder></text:p>
              <text:p text:style-name="MP23"><text:placeholder text:placeholder-type="text">&lt;o.partner_id.state_id.name&gt;</text:placeholder></text:p>
              <text:p text:style-name="MP14"><text:text-input text:description="&lt;/if&gt;">/if</text:text-input></text:p>
            </table:table-cell>
            <table:table-cell table:style-name="Tabla7.A1" office:value-type="string">
              <text:p text:style-name="MP13"><text:span text:style-name="MT23">IVA: </text:span><text:span text:style-name="MT24"><text:text-input text:description="&lt;if test=&quot;o.internal&quot;&gt;">!int?</text:text-input></text:span><text:span text:style-name="MT25"><text:placeholder text:placeholder-type="text">&lt;o.location_dest_id.get_warehouse().partner_id.commercial_partner_id.afip_responsability_type_id.name&gt;</text:placeholder></text:span><text:span text:style-name="MT24"><text:text-input text:description="&lt;/if&gt;">/if</text:text-input></text:span><text:span text:style-name="MT25"><text:s/></text:span><text:span text:style-name="MT24"><text:text-input text:description="&lt;if test=&quot;not o.internal&quot;&gt;">!int?</text:text-input></text:span><text:span text:style-name="MT25"><text:s/></text:span><text:span text:style-name="MT25"><text:text-input text:description="&lt;o.partner_id.commercial_partner_id.afip_responsability_type_id.name&gt;">resp cli</text:text-input></text:span><text:span text:style-name="MT25"><text:s/></text:span><text:span text:style-name="MT24"><text:text-input text:description="&lt;/if&gt;">/if</text:text-input></text:span></text:p>
              <text:p text:style-name="MP24">CUIT: 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main_id_number&gt;</text:placeholder></text:span><text:span text:style-name="MT27"><text:s/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main_id_number&gt;">cuit cli</text:text-input></text:span><text:span text:style-name="MT27"><text:s/></text:span><text:span text:style-name="MT26"><text:text-input text:description="&lt;/if&gt;">/if</text:text-input></text:span></text:p>
              <text:p text:style-name="MP25"/>
              <text:p text:style-name="MP26"><text:placeholder text:placeholder-type="text">&lt;o.client_order_ref or ''&gt;</text:placeholder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7"/>
            </table:table-cell>
            <table:table-cell table:style-name="Tabla2.A1" office:value-type="string">
              <text:p text:style-name="MP27">Cant</text:p>
            </table:table-cell>
            <table:table-cell table:style-name="Tabla2.A1" office:value-type="string">
              <text:p text:style-name="MP28">Descripción / Lote</text:p>
            </table:table-cell>
            <table:table-cell table:style-name="Tabla2.D1" office:value-type="string">
              <text:p text:style-name="MP29"><text:span text:style-name="MT28"><text:text-input text:description="&lt;if test=&quot;o.internal&quot;&gt;">?</text:text-input></text:span>Kg<text:span text:style-name="MT28"><text:text-input text:description="&lt;/if&gt;">/</text:text-input></text:span><text:span text:style-name="MT29"><text:text-input text:description="&lt;if test=&quot;not o.internal&quot;&gt;">!
?</text:text-input></text:span><text:span text:style-name="MT30">CAJAS</text:span><text:span text:style-name="MT31"><text:text-input text:description="&lt;/if&gt;">/</text:text-input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><text:span text:style-name="MT32">OBSERVACIONES</text:span>: <text:s text:c="2"/><text:span text:style-name="MT33">Bultos: </text:span><text:span text:style-name="MT34"><text:text-input text:description="&lt;o.number_of_packages&gt;">10</text:text-input></text:span><text:span text:style-name="MT35"><text:s/></text:span><text:span text:style-name="MT36"><text:text-input text:description="&lt;if test=&quot;o.origin&quot;&gt;"/></text:span><text:span text:style-name="MT35"><text:text-input text:description="&lt;/if&gt;"/></text:span><text:span text:style-name="MT37"><text:text-input text:description="&lt;if test=&quot;o.origin&quot;&gt;">!int?</text:text-input></text:span><text:span text:style-name="MT35"><text:s/></text:span><text:span text:style-name="MT38">Doc. Origen</text:span><text:span text:style-name="MT39">: </text:span><text:span text:style-name="MT38"><text:text-input text:description="&lt;o.origin&gt;">R1231231 – R1231321</text:text-input></text:span><text:span text:style-name="MT38"><text:s/></text:span><text:span text:style-name="MT40"><text:text-input text:description="&lt;/if&gt;">/if</text:text-input></text:span></text:p>
              <text:p text:style-name="MP33"><text:placeholder text:placeholder-type="text">&lt;o.observations&gt;</text:placeholder></text:p>
              <text:p text:style-name="MP34"/>
              <text:p text:style-name="MP34"/>
              <text:p text:style-name="MP34"/>
              <text:p text:style-name="MP34"/>
              <text:p text:style-name="MP35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09-19T20:13:54.519000000</dc:date>
    <meta:editing-duration>P3DT15H30M36S</meta:editing-duration>
    <meta:editing-cycles>538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29" meta:word-count="213" meta:character-count="1114" meta:non-whitespace-character-count="1067"/>
  </office:meta>
</office:document-meta>
</file>